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0" draw:style-name="gr1" draw:text-style-name="P1" svg:width="159.82mm" svg:height="89.92mm" svg:x="162.37mm" svg:y="-0.06mm">
            <loext:p draw:notify-on-update-of-ranges="Planilha1.A19:Planilha1.B23 Planilha1.C18:Planilha1.C18 Planilha1.C19:Planilha1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62.38mm" svg:y="92.03mm">
            <loext:p draw:notify-on-update-of-ranges="Planilha1.A19:Planilha1.B23 Planilha1.D18:Planilha1.D18 Planilha1.D19:Planilha1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style-name="ce1"/>
          <table:table-cell table:number-columns-repeated="6"/>
          <table:table-cell table:style-name="ce3" table:number-columns-repeated="2"/>
          <table:table-cell table:style-name="ce10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 table:number-columns-repeated="7"/>
          <table:table-cell table:style-name="ce3"/>
          <table:table-cell table:style-name="ce10"/>
          <table:table-cell table:number-columns-repeated="1008"/>
        </table:table-row>
        <table:table-row table:style-name="ro2">
          <table:table-cell table:style-name="ce1"/>
          <table:table-cell table:number-columns-repeated="5"/>
          <table:covered-table-cell/>
          <table:table-cell table:number-columns-repeated="1017"/>
        </table:table-row>
        <table:table-row table:style-name="ro2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2">
          <table:table-cell/>
          <table:table-cell table:style-name="ce1"/>
          <table:table-cell table:number-columns-repeated="4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ce3" table:number-columns-repeated="2"/>
          <table:table-cell table:style-name="ce10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2">
          <table:table-cell table:style-name="ce1"/>
          <table:table-cell/>
          <table:table-cell table:style-name="ce3"/>
          <table:table-cell table:style-name="ce10"/>
          <table:table-cell table:style-name="ce1" table:number-columns-repeated="2"/>
          <table:covered-table-cell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4" table:number-rows-spanned="1">
            <text:p>MATRIX MUL 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8K bloco 32</text:p>
          </table:table-cell>
          <table:table-cell/>
          <table:table-cell table:style-name="ce3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2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40838" calcext:value-type="float">
            <text:p>3,40838</text:p>
          </table:table-cell>
          <table:table-cell office:value-type="float" office:value="0.378918" calcext:value-type="float">
            <text:p>0,378918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6.517159" calcext:value-type="float">
            <text:p>6,51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 </text:p>
          </table:table-cell>
          <table:table-cell office:value-type="float" office:value="4.91525" calcext:value-type="float">
            <text:p>4,91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.C19]+[.C20]" office:value-type="float" office:value="5.098009" calcext:value-type="float">
            <text:p>5,098009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8K</text:p>
          </table:table-cell>
          <table:table-cell/>
          <table:table-cell table:style-name="ce3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2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.C34]+[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1">
            <text:p>Unhardened</text:p>
          </table:table-cell>
          <table:covered-table-cell/>
          <table:table-cell table:style-name="ce4" office:value-type="string" calcext:value-type="string" table:number-columns-spanned="3" table:number-rows-spanned="1">
            <text:p>DMR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ixed</text:p>
          </table:table-cell>
          <table:table-cell table:number-columns-repeated="1019"/>
        </table:table-row>
        <table:table-row table:style-name="ro2">
          <table:table-cell table:style-name="ce5" office:value-type="float" office:value="49.05" calcext:value-type="float">
            <text:p>49,05</text:p>
          </table:table-cell>
          <table:table-cell office:value-type="float" office:value="20.024" calcext:value-type="float">
            <text:p>20,024</text:p>
          </table:table-cell>
          <table:table-cell table:style-name="ce7" office:value-type="float" office:value="222.936" calcext:value-type="float">
            <text:p>222,936</text:p>
          </table:table-cell>
          <table:table-cell office:value-type="float" office:value="59.059" calcext:value-type="float">
            <text:p>59,059</text:p>
          </table:table-cell>
          <table:table-cell office:value-type="float" office:value="59.579" calcext:value-type="float">
            <text:p>59,579</text:p>
          </table:table-cell>
          <table:table-cell table:number-columns-repeated="1019"/>
        </table:table-row>
        <table:table-row table:style-name="ro2">
          <table:table-cell table:style-name="ce6" office:value-type="float" office:value="48.822" calcext:value-type="float">
            <text:p>48,822</text:p>
          </table:table-cell>
          <table:table-cell office:value-type="float" office:value="20.648" calcext:value-type="float">
            <text:p>20,648</text:p>
          </table:table-cell>
          <table:table-cell table:style-name="ce7" office:value-type="float" office:value="207.431" calcext:value-type="float">
            <text:p>207,431</text:p>
          </table:table-cell>
          <table:table-cell office:value-type="float" office:value="57.928" calcext:value-type="float">
            <text:p>57,928</text:p>
          </table:table-cell>
          <table:table-cell office:value-type="float" office:value="58.432" calcext:value-type="float">
            <text:p>58,432</text:p>
          </table:table-cell>
          <table:table-cell table:number-columns-repeated="1019"/>
        </table:table-row>
        <table:table-row table:style-name="ro2">
          <table:table-cell table:style-name="ce5" office:value-type="float" office:value="49.149" calcext:value-type="float">
            <text:p>49,149</text:p>
          </table:table-cell>
          <table:table-cell office:value-type="float" office:value="19.268" calcext:value-type="float">
            <text:p>19,268</text:p>
          </table:table-cell>
          <table:table-cell table:style-name="ce7" office:value-type="float" office:value="205.925" calcext:value-type="float">
            <text:p>205,925</text:p>
          </table:table-cell>
          <table:table-cell table:style-name="ce8" office:value-type="float" office:value="57.455" calcext:value-type="float">
            <text:p>57,455</text:p>
          </table:table-cell>
          <table:table-cell office:value-type="float" office:value="57.521" calcext:value-type="float">
            <text:p>57,521</text:p>
          </table:table-cell>
          <table:table-cell table:number-columns-repeated="1019"/>
        </table:table-row>
        <table:table-row table:style-name="ro2">
          <table:table-cell table:style-name="ce5" office:value-type="float" office:value="49.069" calcext:value-type="float">
            <text:p>49,069</text:p>
          </table:table-cell>
          <table:table-cell office:value-type="float" office:value="19.278" calcext:value-type="float">
            <text:p>19,278</text:p>
          </table:table-cell>
          <table:table-cell table:style-name="ce7" office:value-type="float" office:value="205.882" calcext:value-type="float">
            <text:p>205,882</text:p>
          </table:table-cell>
          <table:table-cell office:value-type="float" office:value="57.299" calcext:value-type="float">
            <text:p>57,299</text:p>
          </table:table-cell>
          <table:table-cell office:value-type="float" office:value="57.438" calcext:value-type="float">
            <text:p>57,438</text:p>
          </table:table-cell>
          <table:table-cell table:number-columns-repeated="1019"/>
        </table:table-row>
        <table:table-row table:style-name="ro2">
          <table:table-cell table:style-name="ce5" office:value-type="float" office:value="49.309" calcext:value-type="float">
            <text:p>49,309</text:p>
          </table:table-cell>
          <table:table-cell office:value-type="float" office:value="20.093" calcext:value-type="float">
            <text:p>20,093</text:p>
          </table:table-cell>
          <table:table-cell table:style-name="ce7" office:value-type="float" office:value="205.892" calcext:value-type="float">
            <text:p>205,892</text:p>
          </table:table-cell>
          <table:table-cell office:value-type="float" office:value="57.32" calcext:value-type="float">
            <text:p>57,32</text:p>
          </table:table-cell>
          <table:table-cell office:value-type="float" office:value="57.136" calcext:value-type="float">
            <text:p>57,136</text:p>
          </table:table-cell>
          <table:table-cell table:number-columns-repeated="1019"/>
        </table:table-row>
        <table:table-row table:style-name="ro2">
          <table:table-cell table:style-name="ce5" office:value-type="float" office:value="48.606" calcext:value-type="float">
            <text:p>48,606</text:p>
          </table:table-cell>
          <table:table-cell office:value-type="float" office:value="20.579" calcext:value-type="float">
            <text:p>20,579</text:p>
          </table:table-cell>
          <table:table-cell table:style-name="ce7" office:value-type="float" office:value="205.936" calcext:value-type="float">
            <text:p>205,936</text:p>
          </table:table-cell>
          <table:table-cell office:value-type="float" office:value="57.473" calcext:value-type="float">
            <text:p>57,473</text:p>
          </table:table-cell>
          <table:table-cell table:style-name="ce13" office:value-type="float" office:value="57.196" calcext:value-type="float">
            <text:p>57,20</text:p>
          </table:table-cell>
          <table:table-cell table:number-columns-repeated="1019"/>
        </table:table-row>
        <table:table-row table:style-name="ro2">
          <table:table-cell table:style-name="ce5" office:value-type="float" office:value="50.612" calcext:value-type="float">
            <text:p>50,612</text:p>
          </table:table-cell>
          <table:table-cell office:value-type="float" office:value="19.825" calcext:value-type="float">
            <text:p>19,825</text:p>
          </table:table-cell>
          <table:table-cell table:style-name="ce7" office:value-type="float" office:value="205.857" calcext:value-type="float">
            <text:p>205,857</text:p>
          </table:table-cell>
          <table:table-cell office:value-type="float" office:value="57.286" calcext:value-type="float">
            <text:p>57,286</text:p>
          </table:table-cell>
          <table:table-cell table:style-name="ce13" office:value-type="float" office:value="57.122" calcext:value-type="float">
            <text:p>57,12</text:p>
          </table:table-cell>
          <table:table-cell table:number-columns-repeated="1019"/>
        </table:table-row>
        <table:table-row table:style-name="ro2">
          <table:table-cell table:style-name="ce5" office:value-type="float" office:value="49.533" calcext:value-type="float">
            <text:p>49,533</text:p>
          </table:table-cell>
          <table:table-cell office:value-type="float" office:value="20.807" calcext:value-type="float">
            <text:p>20,807</text:p>
          </table:table-cell>
          <table:table-cell table:style-name="ce8" office:value-type="float" office:value="205.937" calcext:value-type="float">
            <text:p>205,937</text:p>
          </table:table-cell>
          <table:table-cell office:value-type="float" office:value="57.69" calcext:value-type="float">
            <text:p>57,69</text:p>
          </table:table-cell>
          <table:table-cell table:style-name="ce13" office:value-type="float" office:value="56.856" calcext:value-type="float">
            <text:p>56,86</text:p>
          </table:table-cell>
          <table:table-cell table:number-columns-repeated="1019"/>
        </table:table-row>
        <table:table-row table:style-name="ro2">
          <table:table-cell table:style-name="ce6" office:value-type="float" office:value="48.922" calcext:value-type="float">
            <text:p>48,922</text:p>
          </table:table-cell>
          <table:table-cell office:value-type="float" office:value="20.419" calcext:value-type="float">
            <text:p>20,419</text:p>
          </table:table-cell>
          <table:table-cell table:style-name="ce9" office:value-type="float" office:value="205.965" calcext:value-type="float">
            <text:p>205,965</text:p>
          </table:table-cell>
          <table:table-cell office:value-type="float" office:value="57.614" calcext:value-type="float">
            <text:p>57,614</text:p>
          </table:table-cell>
          <table:table-cell table:style-name="ce13" office:value-type="float" office:value="57.246" calcext:value-type="float">
            <text:p>57,25</text:p>
          </table:table-cell>
          <table:table-cell table:number-columns-repeated="1019"/>
        </table:table-row>
        <table:table-row table:style-name="ro2">
          <table:table-cell table:style-name="ce5" office:value-type="float" office:value="49.406" calcext:value-type="float">
            <text:p>49,406</text:p>
          </table:table-cell>
          <table:table-cell office:value-type="float" office:value="19.923" calcext:value-type="float">
            <text:p>19,923</text:p>
          </table:table-cell>
          <table:table-cell table:style-name="ce7" office:value-type="float" office:value="205.833" calcext:value-type="float">
            <text:p>205,833</text:p>
          </table:table-cell>
          <table:table-cell office:value-type="float" office:value="57.41" calcext:value-type="float">
            <text:p>57,41</text:p>
          </table:table-cell>
          <table:table-cell table:style-name="ce13" office:value-type="float" office:value="57.392" calcext:value-type="float">
            <text:p>57,39</text:p>
          </table:table-cell>
          <table:table-cell table:number-columns-repeated="1019"/>
        </table:table-row>
        <table:table-row table:style-name="ro2">
          <table:table-cell table:formula="of:=AVERAGE([.A49:.A58])" office:value-type="float" office:value="49.2478" calcext:value-type="float">
            <text:p>49,2478</text:p>
          </table:table-cell>
          <table:table-cell table:formula="of:=AVERAGE([.B49:.B58])" office:value-type="float" office:value="20.0864" calcext:value-type="float">
            <text:p>20,0864</text:p>
          </table:table-cell>
          <table:table-cell table:formula="of:=AVERAGE([.C49:.C58])" office:value-type="float" office:value="207.7594" calcext:value-type="float">
            <text:p>207,7594</text:p>
          </table:table-cell>
          <table:table-cell table:formula="of:=AVERAGE([.D49:.D58])" office:value-type="float" office:value="57.6534" calcext:value-type="float">
            <text:p>57,6534</text:p>
          </table:table-cell>
          <table:table-cell table:formula="of:=AVERAGE([.E49:.E58])" office:value-type="float" office:value="57.5918" calcext:value-type="float">
            <text:p>57,5918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usando bloco 16 4k</text:p>
          </table:table-cell>
          <table:table-cell table:style-name="ce3"/>
          <table:table-cell table:style-name="ce3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table-cell table:style-name="ce4" table:number-columns-spanned="1" table:number-rows-spanned="3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21:17:41.0735288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3T01:17:12.455686216</dc:date>
    <meta:editing-cycles>23</meta:editing-cycles>
    <meta:editing-duration>PT12H31M13S</meta:editing-duration>
    <meta:document-statistic meta:table-count="1" meta:cell-count="117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973cm" svg:y="0.314cm" chart:style-name="ch2">
          <text:p>Execution Time (s)</text:p>
        </chart:title>
        <chart:plot-area chart:style-name="ch3" table:cell-range-address="Planilha1.A18:Planilha1.C23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Planilha1.A19:Planilha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9:Planilha1.C23" chart:label-cell-address="Planilha1.C18:Planilha1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18:Planilha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19:Planilha1.B23</svg:desc>
                </draw:g>
              </table:table-cell>
              <table:table-cell office:value-type="float" office:value="1.689629">
                <text:p>1.689629</text:p>
                <draw:g>
                  <svg:desc>Planilha1.C19:Planilha1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40838">
                <text:p>3.40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17159">
                <text:p>6.51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525">
                <text:p>4.9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7.522cm" svg:y="0.314cm" chart:style-name="ch2">
          <text:p>IPC</text:p>
        </chart:title>
        <chart:plot-area chart:style-name="ch3" table:cell-range-address="Planilha1.A19:Planilha1.B23 Planilha1.D18:Planilha1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Planilha1.A19:Planilha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19:Planilha1.D23" chart:label-cell-address="Planilha1.D18:Planilha1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18:Planilha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19:Planilha1.B23</svg:desc>
                </draw:g>
              </table:table-cell>
              <table:table-cell office:value-type="float" office:value="0.361632">
                <text:p>0.361632</text:p>
                <draw:g>
                  <svg:desc>Planilha1.D19:Planilha1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